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FBX1200" svg:font-family="SFBX1200"/>
    <style:font-face style:name="SFBX1728" svg:font-family="SFBX1728"/>
    <style:font-face style:name="SFRM1200" svg:font-family="SFRM12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7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13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8587*" fo:start-indent="0cm" fo:end-indent="0.012cm"/>
          <style:column style:rel-width="1051*" fo:start-indent="0.012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ystem rezerwacji hoteli</text:p>
      <text:p text:style-name="P1"/>
      <text:p text:style-name="P2">PLAN TESTÓW</text:p>
      <text:p text:style-name="P2"/>
      <text:p text:style-name="P3">Mateusz Miotk</text:p>
      <text:p text:style-name="P3">Sylwia Kaczmarczyk</text:p>
      <text:p text:style-name="P3">Michał Kulesz</text:p>
      <text:p text:style-name="P3"/>
      <text:p text:style-name="P3">19 listopada 20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oft-page-break/>Spis treści</text:p>
      <text:p text:style-name="P4"/>
      <text:p text:style-name="P25">1.Wprowadzenie</text:p>
      <text:section text:style-name="Sect1" text:name="Sekcja1">
        <text:list xml:id="list39486820" text:style-name="L1">
          <text:list-item>
            <text:list>
              <text:list-item>
                <text:p text:style-name="P7">Cel.......................................................................................................................</text:p>
              </text:list-item>
              <text:list-item>
                <text:p text:style-name="P7">Zamierzeni odbiorcy dokumentu........................................................................</text:p>
              </text:list-item>
              <text:list-item>
                <text:p text:style-name="P7">Omówienie reszty dokumentu............................................................................</text:p>
              </text:list-item>
            </text:list>
          </text:list-item>
        </text:list>
        <text:p text:style-name="P25">2.Zarys planowanych testów</text:p>
        <text:list xml:id="list39520989" text:style-name="L2">
          <text:list-item>
            <text:list>
              <text:list-item>
                <text:p text:style-name="P8">Testy, które zostaną wykonane ….......................................................................</text:p>
              </text:list-item>
            </text:list>
          </text:list-item>
        </text:list>
        <text:p text:style-name="P25">3.Metoda testowania</text:p>
        <text:list xml:id="list39550040" text:style-name="L3">
          <text:list-item>
            <text:list>
              <text:list-item>
                <text:p text:style-name="P9">Technika i typy testów........................................................................................</text:p>
                <text:list>
                  <text:list-item>
                    <text:p text:style-name="P9">Testy funkcjonalności........................................................................</text:p>
                  </text:list-item>
                  <text:list-item>
                    <text:p text:style-name="P9">Testy obciążeniowe...........................................................................</text:p>
                  </text:list-item>
                  <text:list-item>
                    <text:p text:style-name="P9">Testy bezpieczeństwa........................................................................</text:p>
                  </text:list-item>
                </text:list>
              </text:list-item>
            </text:list>
          </text:list-item>
        </text:list>
        <text:p text:style-name="P25">4.Warunki rozpoczęcia i zakończenia testów</text:p>
        <text:list xml:id="list39575088" text:style-name="L4">
          <text:list-item>
            <text:list>
              <text:list-item>
                <text:p text:style-name="P10">Plan testów..........................................................................................................</text:p>
                <text:list>
                  <text:list-item>
                    <text:p text:style-name="P10">Warunki uruchomienia planu testów.................................................</text:p>
                  </text:list-item>
                  <text:list-item>
                    <text:p text:style-name="P10">Warunki zakończenia planu testów...................................................</text:p>
                  </text:list-item>
                </text:list>
              </text:list-item>
            </text:list>
          </text:list-item>
        </text:list>
        <text:p text:style-name="P25">5.Produkty</text:p>
        <text:list xml:id="list39574180" text:style-name="L5">
          <text:list-item>
            <text:list>
              <text:list-item>
                <text:p text:style-name="P11">Podsumowanie testów.........................................................................................</text:p>
              </text:list-item>
              <text:list-item>
                <text:p text:style-name="P11">Rejestracja błędów i wymagania zmian..............................................................</text:p>
                <text:list>
                  <text:list-item>
                    <text:p text:style-name="P11">Szczegółowe wyniki testów..............................................................</text:p>
                  </text:list-item>
                </text:list>
              </text:list-item>
            </text:list>
          </text:list-item>
        </text:list>
        <text:p text:style-name="P25">6.Oprogramowanie w środowisko testowym</text:p>
        <text:p text:style-name="P25">7.Historia zmian</text:p>
        <text:p text:style-name="P27">3</text:p>
        <text:p text:style-name="P28">3</text:p>
        <text:p text:style-name="P28">3</text:p>
        <text:p text:style-name="P28">3</text:p>
        <text:p text:style-name="P28">3</text:p>
        <text:p text:style-name="P28">3</text:p>
        <text:p text:style-name="P28">3</text:p>
        <text:p text:style-name="P28">3</text:p>
        <text:p text:style-name="P28">4</text:p>
        <text:p text:style-name="P28">4/5</text:p>
        <text:p text:style-name="P29"><text:tab/>5</text:p>
        <text:p text:style-name="P29"><text:tab/>5</text:p>
        <text:p text:style-name="P29"><text:tab/>5</text:p>
        <text:p text:style-name="P29"><text:tab/>5</text:p>
        <text:p text:style-name="P29"><text:tab/>5</text:p>
        <text:p text:style-name="P29"><text:tab/>5</text:p>
        <text:p text:style-name="P29"><text:tab/>5</text:p>
        <text:p text:style-name="P29"><text:tab/>5<text:tab/></text:p>
        <text:p text:style-name="P29"><text:tab/>5</text:p>
        <text:p text:style-name="P29"><text:tab/>5</text:p>
        <text:p text:style-name="P29"><text:tab/>5</text:p>
      </text:section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1.Wprowadzenie</text:p>
      <text:list xml:id="list39614344" text:style-name="L6">
        <text:list-item>
          <text:list>
            <text:list-item>
              <text:p text:style-name="P19">Cel</text:p>
            </text:list-item>
          </text:list>
        </text:list-item>
      </text:list>
      <text:p text:style-name="P6"><text:tab/>Celem Planu Testów jest zgromadzenie informacji niezbędnych do kontroli procesu <text:tab/>testowania Systemu Rezerwacji Hoteli. Dokument opisuje metody testowania <text:tab/>oprogramowania oraz ogólny plan testów. </text:p>
      <text:p text:style-name="P6"><text:tab/>Do tego realizowane są następujące cele:</text:p>
      <text:list xml:id="list39617756" text:style-name="L7">
        <text:list-item>
          <text:p text:style-name="P5">wskazanie elementów wymagające testowania</text:p>
        </text:list-item>
        <text:list-item>
          <text:p text:style-name="P12">uzasadnienie poszczególnych zakresów testów</text:p>
        </text:list-item>
        <text:list-item>
          <text:p text:style-name="P12">określenie produktów procesu testowania</text:p>
        </text:list-item>
      </text:list>
      <text:list xml:id="list39628668" text:style-name="L8">
        <text:list-item>
          <text:list>
            <text:list-item>
              <text:p text:style-name="P20">Zamierzeni odbiorcy dokumentu</text:p>
              <text:p text:style-name="P13">Odbiorcami tego dokumentu są:</text:p>
              <text:p text:style-name="P13">- Implementatorzy</text:p>
              <text:p text:style-name="P13">- Zleceniodawca</text:p>
              <text:p text:style-name="P13">-Tester przeprowadzający testy na podstawie tego dokumentu</text:p>
            </text:list-item>
            <text:list-item>
              <text:p text:style-name="P20">Omówienie reszty dokumentu</text:p>
              <text:p text:style-name="P13">W kolejnych punktach będą wymienione elementy systemu, które poddane będą testom wraz z opisem ich przebiegu.</text:p>
            </text:list-item>
          </text:list>
        </text:list-item>
      </text:list>
      <text:p text:style-name="P6"/>
      <text:p text:style-name="P25">2.Zarys planowanych testów</text:p>
      <text:list xml:id="list39683897" text:style-name="L9">
        <text:list-item>
          <text:list>
            <text:list-item>
              <text:p text:style-name="P21">Testy, które zostaną wykonane</text:p>
            </text:list-item>
          </text:list>
        </text:list-item>
      </text:list>
      <text:list xml:id="list39675455" text:style-name="L10">
        <text:list-item>
          <text:p text:style-name="P14">testy wyszukania hotelu przez formularz</text:p>
        </text:list-item>
        <text:list-item>
          <text:p text:style-name="P14">testy zarezerwowania miejsca w hotelu </text:p>
        </text:list-item>
        <text:list-item>
          <text:p text:style-name="P14">testy potwierdzenie rezerwacji </text:p>
        </text:list-item>
        <text:list-item>
          <text:p text:style-name="P14">testy anulowania rezerwacji z systemu</text:p>
        </text:list-item>
        <text:list-item>
          <text:p text:style-name="P14">testy dodające nowy hotel</text:p>
        </text:list-item>
        <text:list-item>
          <text:p text:style-name="P14">testy edytujące hotel</text:p>
        </text:list-item>
        <text:list-item>
          <text:p text:style-name="P14">testy usuwające z systemu hotel</text:p>
        </text:list-item>
        <text:list-item>
          <text:p text:style-name="P14">testy sprawdzające statystykę hotelu</text:p>
        </text:list-item>
        <text:list-item>
          <text:p text:style-name="P14">testy dodawania oceny do danego hotelu </text:p>
        </text:list-item>
        <text:list-item>
          <text:p text:style-name="P14">testy wyliczające w statystyce średnią ocenę hotelu</text:p>
        </text:list-item>
        <text:list-item>
          <text:p text:style-name="P14">testy sprawdzające utratę połączenia z systemem</text:p>
        </text:list-item>
      </text:list>
      <text:p text:style-name="P25">3. Metoda testowania</text:p>
      <text:list xml:id="list39716500" text:style-name="L11">
        <text:list-item>
          <text:list>
            <text:list-item>
              <text:p text:style-name="P22">Technika i typy testów</text:p>
              <text:list>
                <text:list-item>
                  <text:p text:style-name="P22">Testy funkcjonalności</text:p>
                  <text:p text:style-name="P15"><text:span text:style-name="T4">Cel testu: </text:span>Testy funkcjonalności badają czy aplikacja spełnia wymagania funkcjonalne podane w specyfikacji wymagań.</text:p>
                </text:list-item>
                <text:list-item>
                  <text:p text:style-name="P15"/>
                  <text:p text:style-name="P15"><text:span text:style-name="T4">Przypadek testowy: </text:span>Wyszukanie hotelu przez formularz</text:p>
                  <text:p text:style-name="P18">Kryteria sukcesu:</text:p>
                  <text:p text:style-name="P15">-Wyszukanie hotelu zgodnie z wymaganiami użytkownika</text:p>
                  <text:p text:style-name="P15">-Komunikat o braku hotelu o takich wymaganiach</text:p>
                  <text:p text:style-name="P15"/>
                  <text:p text:style-name="P15"><text:span text:style-name="T4">Przypadek testowy: </text:span>Zarezerwowanie miejsca w hotelu</text:p>
                  <text:p text:style-name="P18">Kryteria sukcesu: </text:p>
                  <text:p text:style-name="P15">-Udana rezerwacja czyli otrzymanie potwierdzenia z numerem rezerwacji</text:p>
                  <text:p text:style-name="P15">-Komunikat o braku możliwości dokonania rezerwacji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41227685" text:continue-numbering="true" text:style-name="L11">
        <text:list-item>
          <text:list>
            <text:list-item>
              <text:list>
                <text:list-header>
                  <text:p text:style-name="P15"><text:soft-page-break/><text:span text:style-name="T4">Przypadek testowy:</text:span>Potwierdzenie rezerwacji</text:p>
                  <text:p text:style-name="P18">Kryteria sukcesu:</text:p>
                  <text:p text:style-name="P15">-Wyświetlenie komunikatu o dokonanej rezerwacji </text:p>
                  <text:p text:style-name="P15">-Komunikat o braku możliwości potwierdzenia rezerwacji z powodu dokonania rezerwacji przez innego użytkownika lub błędu serwera.</text:p>
                  <text:p text:style-name="P15"/>
                  <text:p text:style-name="P15"><text:span text:style-name="T4">Przypadek testowy:</text:span> Anulowanie rezerwacji z systemu</text:p>
                  <text:p text:style-name="P18">Kryteria sukcesu:</text:p>
                  <text:p text:style-name="P15">-Komunikat o rezygnacji rezerwacji czyli usunięcie z systemu danej rezerwacji</text:p>
                  <text:p text:style-name="P15">-Komunikat o braku możliwości anulowania rezerwacji poprzez braku takiej rezerwacji lub podania błędnych danych.</text:p>
                  <text:p text:style-name="P15"/>
                  <text:p text:style-name="P15"><text:span text:style-name="T4">Przypadek testowy:</text:span> Dodanie nowego hotelu</text:p>
                  <text:p text:style-name="P18">Kryteria sukcesu:</text:p>
                  <text:p text:style-name="P15">-Dodanie do bazy systemu hotelu, który przeszedł proces weryfikacji</text:p>
                  <text:p text:style-name="P15">-Komunikat o niepowodzeniu operacji poprzez negatywną weryfikację lub podanie niewystarczających danych</text:p>
                  <text:p text:style-name="P15"/>
                  <text:p text:style-name="P15"><text:span text:style-name="T4">Przypadek testowy:</text:span> Edycja hotelu</text:p>
                  <text:p text:style-name="P18">Kryteria sukcesu:</text:p>
                  <text:p text:style-name="P15">-Komunikat potwierdzający dokonanie zmian w danym hotelu.</text:p>
                  <text:p text:style-name="P15">-Komunikat o braku możliwości edycji hotelu.</text:p>
                  <text:p text:style-name="P15"/>
                  <text:p text:style-name="P15"><text:span text:style-name="T4">Przypadek testowy:</text:span> Usunięcie hotelu</text:p>
                  <text:p text:style-name="P18">Kryteria sukcesu:</text:p>
                  <text:p text:style-name="P15">-Komunikat, mający upewnić użytkownika co do decyzji usunięcia hotelu a następnie komunikat potwierdzający usunięcie danego hotelu.</text:p>
                  <text:p text:style-name="P15">-Komunikat o braku możliwości usunięcia hotelu.</text:p>
                  <text:p text:style-name="P15"/>
                  <text:p text:style-name="P15"><text:span text:style-name="T4">Przypadek testowy:</text:span> Sprawdzanie statystyk hotelu</text:p>
                  <text:p text:style-name="P18">Kryteria sukcesu:</text:p>
                  <text:p text:style-name="P15">-Wyświetlenie statystyk danego hotelu.</text:p>
                  <text:p text:style-name="P15">-Komunikat o braku możliwości wyświetlenia statystyk.</text:p>
                  <text:p text:style-name="P15"/>
                  <text:p text:style-name="P15"><text:span text:style-name="T4">Przypadek testowy: </text:span>Dodanie oceny hotelu</text:p>
                  <text:p text:style-name="P18">Kryteria sukcesu:</text:p>
                  <text:p text:style-name="P15">-Komunikat potwierdzający dodanie zmian w danym hotelu.</text:p>
                  <text:p text:style-name="P15">-Komunikat o braku możliwości dodania oceny.</text:p>
                  <text:p text:style-name="P15"/>
                  <text:p text:style-name="P15"><text:span text:style-name="T4">Przypadek testowy:</text:span> Testy wyliczające średnią ocenę hotelu</text:p>
                  <text:p text:style-name="P18">Kryteria sukcesu:</text:p>
                  <text:p text:style-name="P15">-Wyświetlenie średniej ocen danego hotelu.</text:p>
                  <text:p text:style-name="P15">-Komunikat o braku możliwości wyświetlenia średniej.</text:p>
                  <text:p text:style-name="P15"/>
                </text:list-header>
                <text:list-item>
                  <text:p text:style-name="P22">Testy obciążeniowe</text:p>
                  <text:p text:style-name="P15"><text:span text:style-name="T4">Cel testu:</text:span> Zbadanie zachowania systemu poprzez próby dokonania wielu operacji w tym samym czasie.</text:p>
                  <text:p text:style-name="P15"/>
                  <text:p text:style-name="P15"><text:span text:style-name="T4">Przypadek testowy: </text:span>Dodawanie hotelu przez 10 użytkowników naraz.</text:p>
                  <text:p text:style-name="P15"><text:span text:style-name="T4">Sposób oceny: </text:span>Mierzenie czasu odpowiedzi przez serwer oraz zliczenie <text:s/>ilości niepowodzeń operacji dodania poprzez awarię serwera.</text:p>
                  <text:p text:style-name="P15"/>
                  <text:p text:style-name="P15"><text:soft-page-break/><text:span text:style-name="T4">Przypadek testowy:</text:span> Dokonywanie rezerwacji w tym samym hotelu przez dużą ilość użytkowników</text:p>
                  <text:p text:style-name="P15"><text:span text:style-name="T4">Sposób oceny: </text:span>Mierzenie czasu odpowiedzi przez system oraz zliczenie ilości pozytywnie dokonanych rezerwacji.</text:p>
                  <text:p text:style-name="P15"/>
                  <text:p text:style-name="P15"><text:span text:style-name="T4">Przypadek testowy:</text:span> Dodawanie ocen hotelu przez wielu użytkowników naraz.</text:p>
                  <text:p text:style-name="P15"><text:span text:style-name="T4">Sposób oceny: </text:span>Ilość pozytywnie dodanych ocen hotelu.</text:p>
                  <text:p text:style-name="P15"/>
                </text:list-item>
                <text:list-item>
                  <text:p text:style-name="P22">Testy bezpieczeństwa</text:p>
                  <text:p text:style-name="P15"><text:span text:style-name="T4">Przypadek testowy: </text:span>Nagłe utracenie połączenia z systemem</text:p>
                  <text:p text:style-name="P18">Kryteria sukcesu: </text:p>
                  <text:p text:style-name="P15">-Komunikat o anulowaniu nie zapisanych operacji</text:p>
                  <text:p text:style-name="P15">-Komunikat o przyczynie błędu.</text:p>
                </text:list-item>
              </text:list>
            </text:list-item>
          </text:list>
        </text:list-item>
      </text:list>
      <text:p text:style-name="P25">4. Warunki rozpoczęcia i zakończenia testów</text:p>
      <text:list xml:id="list40406536" text:style-name="L12">
        <text:list-item>
          <text:list>
            <text:list-item>
              <text:p text:style-name="P23">Plan testów</text:p>
              <text:list>
                <text:list-item>
                  <text:p text:style-name="P23">Warunki uruchomienia planu testów</text:p>
                  <text:p text:style-name="P16">Powstanie pierwszej funkcjonalności systemu, spełniające wymagania funkcjonalne.</text:p>
                </text:list-item>
                <text:list-item>
                  <text:p text:style-name="P23">Warunki zakończenia planu testów</text:p>
                  <text:p text:style-name="P16">Po zakończeniu wszystkich testów opisanych wyżej sukcesem.</text:p>
                </text:list-item>
              </text:list>
            </text:list-item>
          </text:list>
        </text:list-item>
      </text:list>
      <text:p text:style-name="P25">5.Produkty</text:p>
      <text:list xml:id="list40426426" text:style-name="L13">
        <text:list-item>
          <text:list>
            <text:list-item>
              <text:p text:style-name="P24">Podsumowania testów</text:p>
              <text:p text:style-name="P17">Dokument opisujący scenariusze testowe do wykonania i wyniki testów.</text:p>
            </text:list-item>
            <text:list-item>
              <text:p text:style-name="P24">Rejestracja błędów i wymagania zmian.</text:p>
              <text:p text:style-name="P17">Dokumenty powstające w trakcie testów: wykryte błędy oraz niepowodzenia oraz oczekiwane zmiany.</text:p>
              <text:list>
                <text:list-item>
                  <text:p text:style-name="P24">Szczegółowe wyniki testów</text:p>
                  <text:p text:style-name="P17">Dokument zawierający szczegółowe wyniki testów po każdej fazie testowania.</text:p>
                </text:list-item>
              </text:list>
            </text:list-item>
          </text:list>
        </text:list-item>
      </text:list>
      <text:p text:style-name="P25">6.Oprogramowania w środowisku testowym:</text:p>
      <text:p text:style-name="P25"/>
      <text:p text:style-name="P6">-Google Chrome Wersja 22 i wyżej.</text:p>
      <text:p text:style-name="P6">-Internet Explorer Wersja 8 i wyżej. </text:p>
      <text:p text:style-name="P6">-Mozilla Firefox Wersja 10 i wyżej.</text:p>
      <text:p text:style-name="P6"/>
      <text:p text:style-name="P25">7.Historia zmian</text:p>
      <text:p text:style-name="P6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30">Wersja</text:p>
          </table:table-cell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Opis</text:p>
          </table:table-cell>
          <table:table-cell table:style-name="Tabela1.D1" office:value-type="string">
            <text:p text:style-name="P30">Autor/Autorzy zmian</text:p>
          </table:table-cell>
        </table:table-row>
        <table:table-row>
          <table:table-cell table:style-name="Tabela1.A2" office:value-type="float" office:value="36526">
            <text:p text:style-name="P30">1.0</text:p>
          </table:table-cell>
          <table:table-cell table:style-name="Tabela1.B2" office:value-type="date" office:date-value="2012-11-19">
            <text:p text:style-name="P30">19.11.2012</text:p>
          </table:table-cell>
          <table:table-cell table:style-name="Tabela1.C2" office:value-type="string">
            <text:p text:style-name="P30">Utworzenie dokumentu</text:p>
          </table:table-cell>
          <table:table-cell table:style-name="Tabela1.D2" office:value-type="string">
            <text:p text:style-name="P30">Mateusz Miotk</text:p>
            <text:p text:style-name="P30">Sylwia Kaczmarczyk</text:p>
            <text:p text:style-name="P30">Michał Kulesz</text:p>
          </table:table-cell>
        </table:table-row>
        <table:table-row>
          <table:table-cell table:style-name="Tabela1.C2" office:value-type="string">
            <text:p text:style-name="P30"/>
          </table:table-cell>
          <table:table-cell table:style-name="Tabela1.C2" office:value-type="string">
            <text:p text:style-name="P30"/>
          </table:table-cell>
          <table:table-cell table:style-name="Tabela1.C2" office:value-type="string">
            <text:p text:style-name="P30"/>
          </table:table-cell>
          <table:table-cell table:style-name="Tabela1.D2" office:value-type="string">
            <text:p text:style-name="P3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FBX1200" svg:font-family="SFBX1200"/>
    <style:font-face style:name="SFBX1728" svg:font-family="SFBX1728"/>
    <style:font-face style:name="SFRM1200" svg:font-family="SFRM12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0T19:31:43.25</meta:creation-date>
    <meta:document-statistic meta:table-count="1" meta:image-count="0" meta:object-count="0" meta:page-count="5" meta:paragraph-count="162" meta:word-count="747" meta:character-count="6708"/>
    <dc:date>2012-11-20T21:08:20.21</dc:date>
    <meta:editing-duration>PT33M33S</meta:editing-duration>
    <meta:editing-cycles>1</meta:editing-cycles>
    <meta:generator>OpenOffice.org/3.3$Win32 OpenOffice.org_project/330m20$Build-9567</meta:generator>
  </office:meta>
</office:document-meta>
</file>